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owActionDefinition.actionPerformed( Ac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ertRowsActionDefinition.actionPerformed( Ac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eteRowsActionDefinition.DeleteRowsActionDefinition( String repeaterName , String sel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ertRowsAct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ngePageActionDefinition.actionPerformed( Action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hangePageAct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RowsActionDefinition.fireActionEvent( Ac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ngePageActionDefinition.ChangePageActionDefinition( String repeaterName , int 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eaterActionDefinition.getRepea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ActionDefinition.SortActionDefinition( String repeaterName , String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leteRowsAct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owActionDefinition.AddRowActionDefinition( String repeaterName , int insertRow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sertRowsActionDefinition.InsertRowsActionDefinition( String repeaterName , String selectWidge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eaterActionDefinition.RepeaterActionDefinition( String repea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RowsActionDefinition.has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Definition.Repeater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rtActionDefinition.actionPerformed( Ac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